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officeooo:rsid="00086586" officeooo:paragraph-rsid="00086586"/>
    </style:style>
    <style:style style:name="P2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0beb06" style:font-size-asian="14pt" style:font-size-complex="14pt"/>
    </style:style>
    <style:style style:name="P3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paragraph-rsid="000a1eae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086586" style:font-size-asian="14pt" style:font-size-complex="14pt"/>
    </style:style>
    <style:style style:name="P5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rsid="00087673" officeooo:paragraph-rsid="000beb06" style:font-size-asian="14pt" style:font-size-complex="14pt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rsid="00087673" officeooo:paragraph-rsid="000a1eae" style:font-size-asian="14pt" style:font-size-complex="14pt"/>
    </style:style>
    <style:style style:name="P7" style:family="paragraph" style:parent-style-name="Text_20_body">
      <style:paragraph-properties fo:text-align="start" style:justify-single-word="false"/>
      <style:text-properties fo:font-size="14pt" officeooo:rsid="00087673" officeooo:paragraph-rsid="000f9539" style:font-size-asian="14pt" style:font-size-complex="14pt"/>
    </style:style>
    <style:style style:name="P8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rsid="000a1eae" officeooo:paragraph-rsid="000a1eae" style:font-size-asian="14pt" style:font-size-complex="14pt"/>
    </style:style>
    <style:style style:name="P9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rsid="0011572d" officeooo:paragraph-rsid="001706f5" style:font-size-asian="14pt" style:font-size-complex="14pt"/>
    </style:style>
    <style:style style:name="P10" style:family="paragraph" style:parent-style-name="Text_20_body">
      <style:paragraph-properties fo:text-align="start" style:justify-single-word="false">
        <style:tab-stops>
          <style:tab-stop style:position="1.032cm"/>
        </style:tab-stops>
      </style:paragraph-properties>
      <style:text-properties fo:font-size="14pt" officeooo:rsid="001706f5" officeooo:paragraph-rsid="001706f5" style:font-size-asian="14pt" style:font-size-complex="14pt"/>
    </style:style>
    <style:style style:name="P11" style:family="paragraph" style:parent-style-name="Text_20_body">
      <style:paragraph-properties fo:text-align="start" style:justify-single-word="false"/>
      <style:text-properties fo:font-size="14pt" officeooo:rsid="0018e409" officeooo:paragraph-rsid="000f9539" style:font-size-asian="14pt" style:font-size-complex="14pt"/>
    </style:style>
    <style:style style:name="P12" style:family="paragraph" style:parent-style-name="Heading_20_3">
      <style:text-properties fo:font-size="14pt" officeooo:rsid="0011572d" style:font-size-asian="14pt" style:font-size-complex="14pt"/>
    </style:style>
    <style:style style:name="P13" style:family="paragraph" style:parent-style-name="Header">
      <style:text-properties officeooo:rsid="00086586" officeooo:paragraph-rsid="00086586"/>
    </style:style>
    <style:style style:name="P14" style:family="paragraph" style:parent-style-name="Text_20_body" style:list-style-name="L1">
      <style:paragraph-properties fo:text-align="start" style:justify-single-word="false"/>
      <style:text-properties fo:font-size="14pt" officeooo:rsid="00087673" officeooo:paragraph-rsid="000f9539" style:font-size-asian="14pt" style:font-size-complex="14pt"/>
    </style:style>
    <style:style style:name="P15" style:family="paragraph" style:parent-style-name="Text_20_body" style:list-style-name="L1">
      <style:paragraph-properties fo:text-align="start" style:justify-single-word="false"/>
      <style:text-properties fo:font-size="14pt" fo:font-weight="bold" officeooo:paragraph-rsid="000f9539" style:font-size-asian="14pt" style:font-weight-asian="bold" style:font-size-complex="14pt" style:font-weight-complex="bold"/>
    </style:style>
    <style:style style:name="P16" style:family="paragraph" style:parent-style-name="Heading_20_2">
      <style:text-properties officeooo:rsid="00087673"/>
    </style:style>
    <style:style style:name="P17" style:family="paragraph" style:parent-style-name="Heading_20_2">
      <style:text-properties fo:font-size="14pt" officeooo:rsid="00087673" style:font-size-asian="14pt" style:font-size-complex="14pt"/>
    </style:style>
    <style:style style:name="P18" style:family="paragraph" style:parent-style-name="Heading_20_2" style:list-style-name="">
      <style:text-properties fo:font-size="14pt" officeooo:rsid="00087673" style:font-size-asian="14pt" style:font-size-complex="14pt"/>
    </style:style>
    <style:style style:name="P19" style:family="paragraph" style:parent-style-name="Heading_20_2">
      <style:paragraph-properties fo:break-before="page"/>
      <style:text-properties fo:font-size="14pt" officeooo:rsid="00087673" style:font-size-asian="14pt" style:font-size-complex="14pt"/>
    </style:style>
    <style:style style:name="P20" style:family="paragraph" style:parent-style-name="Heading_20_1">
      <style:paragraph-properties fo:text-align="center" style:justify-single-word="false"/>
      <style:text-properties fo:font-size="14pt" officeooo:rsid="00086586" style:font-size-asian="14pt" style:font-size-complex="14pt"/>
    </style:style>
    <style:style style:name="P21" style:family="paragraph" style:parent-style-name="Heading_20_1">
      <style:paragraph-properties fo:text-align="center" style:justify-single-word="false"/>
      <style:text-properties officeooo:rsid="00086586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paragraph-properties fo:text-align="center" style:justify-single-word="false"/>
      <style:text-properties officeooo:paragraph-rsid="001c2170"/>
    </style:style>
    <style:style style:name="T1" style:family="text">
      <style:text-properties officeooo:rsid="0019cfdc"/>
    </style:style>
    <style:style style:name="T2" style:family="text">
      <style:text-properties officeooo:rsid="00086586"/>
    </style:style>
    <style:style style:name="T3" style:family="text">
      <style:text-properties officeooo:rsid="00087673"/>
    </style:style>
    <style:style style:name="T4" style:family="text">
      <style:text-properties officeooo:rsid="000a1eae"/>
    </style:style>
    <style:style style:name="T5" style:family="text">
      <style:text-properties officeooo:rsid="000beb06"/>
    </style:style>
    <style:style style:name="T6" style:family="text">
      <style:text-properties fo:font-weight="bold" officeooo:rsid="000beb06" style:font-weight-asian="bold" style:font-weight-complex="bold"/>
    </style:style>
    <style:style style:name="T7" style:family="text">
      <style:text-properties officeooo:rsid="0011d2b1"/>
    </style:style>
    <style:style style:name="T8" style:family="text">
      <style:text-properties officeooo:rsid="0013d9ee"/>
    </style:style>
    <style:style style:name="T9" style:family="text">
      <style:text-properties officeooo:rsid="001706f5"/>
    </style:style>
    <style:style style:name="T10" style:family="text">
      <style:text-properties officeooo:rsid="0018e409"/>
    </style:style>
    <style:style style:name="T11" style:family="text">
      <style:text-properties officeooo:rsid="00191846"/>
    </style:style>
    <style:style style:name="T12" style:family="text">
      <style:text-properties officeooo:rsid="001c217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/>
      <text:p text:style-name="P4"/>
      <text:h text:style-name="P21" text:outline-level="1">Grundlagen der Sequenzanalyse</text:h>
      <text:h text:style-name="P22" text:outline-level="1"><text:span text:style-name="T2">Übungen zur Vorlesung am </text:span><text:span text:style-name="T8">22</text:span><text:span text:style-name="T2">.10.2013</text:span></text:h>
      <text:p text:style-name="P4"/>
      <text:p text:style-name="P4"/>
      <text:h text:style-name="P16" text:outline-level="2">Aufgabe 2.1: <text:s/></text:h>
      <text:p text:style-name="P2"><text:span text:style-name="T5"><text:tab/></text:span><text:span text:style-name="T6">aufgabe_1.c</text:span><text:span text:style-name="T3"><text:tab/></text:span></text:p>
      <text:p text:style-name="P2"><text:span text:style-name="T3"><text:tab/></text:span><text:span text:style-name="T6">aufgabe_1.py</text:span><text:span text:style-name="T5"><text:tab/></text:span></text:p>
      <text:p text:style-name="P5"><text:tab/>n: 15, m: 11 Result: 921406335 (495 accesses) </text:p>
      <text:p text:style-name="P6"><text:tab/>n: 15, m: 11 Result: 921406335 (1382109502 calls) </text:p>
      <text:p text:style-name="P3"><text:span text:style-name="T3"><text:tab/></text:span><text:span text:style-name="T4">n: 3, m: 3 Result: 63 (27 accesses)</text:span></text:p>
      <text:p text:style-name="P8"><text:tab/>n: 3, m: 3 Result: 63 (94 calls)</text:p>
      <text:h text:style-name="P12" text:outline-level="3"><text:tab/>Konzeptionellen Untershied zwischen 1 und 3:</text:h>
      <text:p text:style-name="P9"><text:tab/><text:span text:style-name="T9">Bei der Ermittlung der Anzahl der möglichen Alignments entspricht jeder Wert <text:tab/>(für jedes m und n ausser m oder n = 0) </text:span></text:p>
      <text:p text:style-name="P10"><text:tab/>dabei der Summe aus drei anderen Werten und kann selbst zur Berechnung von <text:tab/>bis zu drei weiteren Werten herangezogen </text:p>
      <text:p text:style-name="P10"><text:tab/>werden. Der rekursive Algorithmus ruft in jeder Funktion (sofern die <text:tab/>Terminierungs Bedingung noch nicht erfüllt ist) </text:p>
      <text:p text:style-name="P10"><text:tab/>drei weitere auf um so die Werte von oben nach unten zu bestimmen. Dabei <text:tab/>wird jeder Schritt neu berechnet auch wenn </text:p>
      <text:p text:style-name="P10"><text:tab/>der entsprechende Wert bereits durch einen vorhergehenden Funktionsaufruf <text:tab/>ermittelt wurde. </text:p>
      <text:p text:style-name="P10"><text:tab/>Der Matrix unterstützte Algorithmus hingegen berechnet die Werte von unten <text:tab/>nach oben. Ein bereits ermitteltes </text:p>
      <text:p text:style-name="P9"><text:span text:style-name="T9"><text:tab/>Ergebnis kann dabei zur Berechnung eines höheren wieder herangezogen <text:tab/>werden und muss nicht neu bestimmt werden. </text:span><text:s/></text:p>
      <text:h text:style-name="P18" text:outline-level="2"/>
      <text:h text:style-name="P19" text:outline-level="2">Aufgabe 2.2: </text:h>
      <text:p text:style-name="P7"><text:tab/><text:span text:style-name="T10">n^3 = o(c + nlogn) ; c = 1000</text:span></text:p>
      <text:p text:style-name="P11"><text:tab/>n^3 = o(c * nlogn); c = 1000</text:p>
      <text:p text:style-name="P7"><text:span text:style-name="T10"><text:tab/></text:span><text:span text:style-name="T11">n^3/c = o(nlogn) ; c = 1000</text:span></text:p>
      <text:p text:style-name="P7"/>
      <text:list xml:id="list4563196521" text:style-name="L1">
        <text:list-item>
          <text:list>
            <text:list-header>
              <text:p text:style-name="P14"/>
            </text:list-header>
          </text:list>
        </text:list-item>
      </text:list>
      <text:h text:style-name="P17" text:outline-level="2">Aufgabe 2.3: <text:s/></text:h>
      <text:list xml:id="list1288800491" text:continue-numbering="true" text:style-name="L1">
        <text:list-header>
          <text:p text:style-name="P15"><text:span text:style-name="T7">a</text:span><text:span text:style-name="T3">ufgabe_3.py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6586" officeooo:paragraph-rsid="00086586"/>
    </style:style>
    <style:style style:name="MT1" style:family="text">
      <style:text-properties officeooo:rsid="0019cfd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elix Braun (5881661)<text:tab/><text:tab/>Hamburg, <text:span text:style-name="MT1">25</text:span>.10.2013</text:p>
        <text:p text:style-name="MP1">Christina de Bruyn Kops (6591853)</text:p>
        <text:p text:style-name="MP1">Oleksandr Voroshylov (6590822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0-26T16:40:12</meta:creation-date>
    <dc:date>2013-10-31T16:31:07</dc:date>
    <meta:editing-duration>PT1H52M42S</meta:editing-duration>
    <meta:editing-cycles>19</meta:editing-cycles>
    <meta:generator>LibreOffice/3.6$Linux_X86_64 LibreOffice_project/360m1$Build-304</meta:generator>
    <meta:document-statistic meta:table-count="0" meta:image-count="0" meta:object-count="0" meta:page-count="2" meta:paragraph-count="26" meta:word-count="211" meta:character-count="1342" meta:non-whitespace-character-count="1115"/>
  </office:meta>
</office:document-meta>
</file>